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9F0000018CA986D69A5F34EE7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</style:style>
    <style:style style:name="gr5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1" style:family="graphic" style:parent-style-name="text">
      <style:graphic-properties draw:auto-grow-height="true" draw:auto-grow-width="true" fo:min-height="0.268cm" fo:min-width="0.552cm"/>
    </style:style>
    <style:style style:name="gr1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text">
      <style:graphic-properties draw:auto-grow-height="true" draw:auto-grow-width="true" fo:min-height="1.069cm" fo:min-width="0.662cm"/>
    </style:style>
    <style:style style:name="gr17" style:family="graphic" style:parent-style-name="standard">
      <style:graphic-properties draw:textarea-horizontal-align="justify" draw:textarea-vertical-align="middle" draw:auto-grow-height="false" fo:min-height="3.85cm" fo:min-width="1.6cm"/>
    </style:style>
    <style:style style:name="gr18" style:family="graphic" style:parent-style-name="text">
      <style:graphic-properties draw:auto-grow-height="true" draw:auto-grow-width="true" fo:min-height="0.535cm" fo:min-width="1.183cm"/>
    </style:style>
    <style:style style:name="gr19" style:family="graphic" style:parent-style-name="text">
      <style:graphic-properties draw:auto-grow-height="true" draw:auto-grow-width="true" fo:min-height="0.535cm" fo:min-width="1.225cm"/>
    </style:style>
    <style:style style:name="gr20" style:family="graphic" style:parent-style-name="text">
      <style:graphic-properties draw:auto-grow-height="true" draw:auto-grow-width="true" fo:min-height="0.802cm" fo:min-width="0.599cm"/>
    </style:style>
    <style:style style:name="P1" style:family="paragraph">
      <style:paragraph-properties fo:margin-left="0.4cm" fo:margin-right="0cm" fo:text-align="center" fo:text-indent="0cm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8pt" style:font-size-asian="8pt" style:font-size-complex="8pt"/>
    </style:style>
    <style:style style:name="P10" style:family="paragraph">
      <style:paragraph-properties style:writing-mode="lr-tb"/>
      <style:text-properties fo:font-size="8pt" style:font-size-asian="8pt" style:font-size-complex="8pt"/>
    </style:style>
    <style:style style:name="P11" style:family="paragraph">
      <loext:graphic-properties draw:fill="none"/>
      <style:paragraph-properties fo:margin-left="0.4cm" fo:margin-right="0cm" fo:text-align="center" fo:text-indent="0cm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style:text-position="-33% 58%"/>
    </style:style>
    <style:style style:name="T6" style:family="text">
      <style:text-properties fo:language="en" fo:country="GB"/>
    </style:style>
    <style:style style:name="T7" style:family="text">
      <style:text-properties style:text-position="-33% 58%" fo:language="en" fo:country="GB"/>
    </style:style>
    <style:style style:name="T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-0.701cm" svg:x1="8.45cm" svg:y1="5.8cm" svg:x2="10.494cm" svg:y2="5.707cm" draw:start-shape="id1" draw:start-glue-point="2" draw:end-shape="id2" draw:end-glue-point="8" svg:d="M8450 5800v-200h2044v107" svg:viewBox="0 0 2045 201">
          <text:p/>
        </draw:connector>
        <draw:connector draw:style-name="gr1" draw:text-style-name="P1" draw:layer="layout" draw:line-skew="0.801cm -2.104cm" svg:x1="8.45cm" svg:y1="1.7cm" svg:x2="10.603cm" svg:y2="1.999cm" draw:start-shape="id1" draw:start-glue-point="0" draw:end-shape="id3" draw:end-glue-point="10" svg:d="M8450 1700v300h550v-1h1603" svg:viewBox="0 0 2154 301">
          <text:p/>
        </draw:connector>
        <draw:connector draw:style-name="gr1" draw:text-style-name="P1" draw:layer="layout" draw:line-skew="-0.701cm" svg:x1="5.65cm" svg:y1="5.8cm" svg:x2="8.45cm" svg:y2="5.8cm" draw:start-shape="id4" draw:start-glue-point="2" draw:end-shape="id1" draw:end-glue-point="2" svg:d="M5650 5800v-200h2800v200" svg:viewBox="0 0 2801 201">
          <text:p/>
        </draw:connector>
        <draw:connector draw:style-name="gr1" draw:text-style-name="P1" draw:layer="layout" draw:line-skew="0.801cm" svg:x1="5.65cm" svg:y1="1.7cm" svg:x2="8.45cm" svg:y2="1.7cm" draw:start-shape="id4" draw:start-glue-point="0" draw:end-shape="id1" draw:end-glue-point="0" svg:d="M5650 1700v300h2800v-300" svg:viewBox="0 0 2801 301">
          <text:p/>
        </draw:connector>
        <draw:connector draw:style-name="gr1" draw:text-style-name="P1" draw:layer="layout" draw:line-skew="0.801cm" svg:x1="3.477cm" svg:y1="2.701cm" svg:x2="5.65cm" svg:y2="1.7cm" draw:start-shape="id5" draw:start-glue-point="0" draw:end-shape="id4" draw:end-glue-point="0" svg:d="M3477 2701v-701h2173v-300" svg:viewBox="0 0 2174 1002">
          <text:p/>
        </draw:connector>
        <draw:connector draw:style-name="gr1" draw:text-style-name="P1" draw:layer="layout" draw:line-skew="-0.701cm" svg:x1="3.474cm" svg:y1="5.299cm" svg:x2="5.65cm" svg:y2="5.8cm" draw:start-shape="id5" draw:start-glue-point="2" draw:end-shape="id4" svg:d="M3474 5299v301h2176v200" svg:viewBox="0 0 2177 502">
          <text:p/>
        </draw:connector>
        <draw:connector draw:style-name="gr1" draw:text-style-name="P1" draw:layer="layout" draw:line-skew="0.602cm 0.605cm" svg:x1="0.5cm" svg:y1="1.999cm" svg:x2="2.075cm" svg:y2="2.701cm" draw:start-shape="id6" draw:start-glue-point="6" draw:end-shape="id7" draw:end-glue-point="0" svg:d="M500 1999h100v1h1475v701" svg:viewBox="0 0 1576 703">
          <text:p/>
        </draw:connector>
        <draw:connector draw:style-name="gr1" draw:text-style-name="P1" draw:layer="layout" draw:line-skew="0.602cm -0.608cm" svg:x1="0.527cm" svg:y1="5.676cm" svg:x2="2.078cm" svg:y2="5.299cm" draw:start-shape="id8" draw:start-glue-point="7" draw:end-shape="id7" draw:end-glue-point="2" svg:d="M527 5676h73v-76h1478v-301" svg:viewBox="0 0 1552 378">
          <text:p/>
        </draw:connector>
        <draw:g>
          <draw:line draw:style-name="gr2" draw:text-style-name="P2" draw:layer="layout" svg:x1="-4.205cm" svg:y1="2.848cm" svg:x2="-4.205cm" svg:y2="0.679cm">
            <text:p/>
          </draw:line>
          <draw:line draw:style-name="gr2" draw:text-style-name="P2" draw:layer="layout" svg:x1="-4.197cm" svg:y1="2.849cm" svg:x2="-4.197cm" svg:y2="0.68cm">
            <text:p/>
          </draw:line>
          <draw:line draw:style-name="gr2" draw:text-style-name="P2" draw:layer="layout" svg:x1="-4.508cm" svg:y1="1.269cm" svg:x2="-4.515cm" svg:y2="2.347cm">
            <text:p/>
          </draw:line>
          <draw:line draw:style-name="gr2" draw:text-style-name="P2" draw:layer="layout" svg:x1="-4.78cm" svg:y1="1.559cm" svg:x2="-4.783cm" svg:y2="2.077cm">
            <text:p/>
          </draw:line>
          <draw:line draw:style-name="gr2" draw:text-style-name="P2" draw:layer="layout" svg:x1="-4.179cm" svg:y1="1.793cm" svg:x2="-3.485cm" svg:y2="1.806cm">
            <text:p/>
          </draw:line>
        </draw:g>
        <draw:frame draw:style-name="gr3" draw:text-style-name="P3" draw:layer="layout" svg:width="1.912cm" svg:height="0.962cm" svg:x="-5.976cm" svg:y="-1.978cm">
          <draw:text-box>
            <text:p>GND</text:p>
          </draw:text-box>
        </draw:frame>
        <draw:connector draw:style-name="gr1" draw:text-style-name="P4" draw:layer="layout" svg:x1="17.201cm" svg:y1="14.523cm" svg:x2="12.644cm" svg:y2="14.948cm" svg:d="M17201 14523h-2278v425h-2279" svg:viewBox="0 0 4558 426">
          <text:p/>
        </draw:connector>
        <draw:frame draw:style-name="gr4" draw:text-style-name="P5" draw:layer="layout" svg:width="3.168cm" svg:height="1.114cm" svg:x="12.988cm" svg:y="14.535cm">
          <draw:text-box>
            <text:p><text:span text:style-name="T1">V</text:span><text:span text:style-name="T2">c</text:span><text:span text:style-name="T1"> = </text:span><text:span text:style-name="T1">K</text:span><text:span text:style-name="T2">c</text:span><text:span text:style-name="T1"> I</text:span><text:span text:style-name="T2">c</text:span><text:span text:style-name="T3"> </text:span></text:p>
          </draw:text-box>
        </draw:frame>
        <draw:custom-shape draw:style-name="gr5" draw:text-style-name="P4" xml:id="id9" draw:id="id9" draw:layer="layout" svg:width="1.675cm" svg:height="0.551cm" svg:x="9.309cm" svg:y="15.406cm">
          <text:p/>
          <draw:enhanced-geometry svg:viewBox="0 0 21600 21600" draw:type="rectangle" draw:enhanced-path="M 0 0 L 21600 0 21600 21600 0 21600 0 0 Z N"/>
        </draw:custom-shape>
        <draw:connector draw:style-name="gr1" draw:text-style-name="P6" draw:layer="layout" svg:x1="10.984cm" svg:y1="15.681cm" svg:x2="12.644cm" svg:y2="14.948cm" draw:start-shape="id9" draw:start-glue-point="1" svg:d="M10984 15681h1080v-733h580" svg:viewBox="0 0 1661 734">
          <text:p/>
        </draw:connector>
        <draw:connector draw:style-name="gr1" draw:text-style-name="P6" draw:layer="layout" svg:x1="7.651cm" svg:y1="14.422cm" svg:x2="9.309cm" svg:y2="15.681cm" draw:end-shape="id9" draw:end-glue-point="3" svg:d="M7651 14422h578v1259h1080" svg:viewBox="0 0 1659 1260">
          <text:p/>
        </draw:connector>
        <draw:frame draw:style-name="gr6" draw:text-style-name="P5" draw:layer="layout" svg:width="2.161cm" svg:height="1.114cm" svg:x="18.166cm" svg:y="13.911cm">
          <draw:text-box>
            <text:p><text:span text:style-name="T3">I</text:span><text:span text:style-name="T4">d</text:span></text:p>
          </draw:text-box>
        </draw:frame>
        <draw:frame draw:style-name="gr7" draw:text-style-name="P3" draw:layer="layout" svg:width="1.162cm" svg:height="1.114cm" svg:x="9.654cm" svg:y="15.957cm">
          <draw:text-box>
            <text:p>R<text:span text:style-name="T5">7</text:span></text:p>
          </draw:text-box>
        </draw:frame>
        <draw:custom-shape draw:style-name="gr8" draw:text-style-name="P6" draw:layer="layout" svg:width="0.234cm" svg:height="0.258cm" svg:x="12.519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128cm" svg:height="1.114cm" svg:x="-5.842cm" svg:y="-0.987cm">
          <draw:text-box>
            <text:p><text:span text:style-name="T6">V</text:span><text:span text:style-name="T7">a</text:span></text:p>
          </draw:text-box>
        </draw:frame>
        <draw:frame draw:style-name="gr10" draw:text-style-name="P8" draw:layer="layout" svg:width="0.853cm" svg:height="0.962cm" svg:x="11.052cm" svg:y="13.018cm">
          <draw:text-box>
            <text:p>7</text:p>
          </draw:text-box>
        </draw:frame>
        <draw:frame draw:style-name="gr11" draw:text-style-name="P10" draw:layer="layout" svg:width="1.052cm" svg:height="0.518cm" svg:x="2.248cm" svg:y="2.4cm">
          <draw:text-box>
            <text:p text:style-name="P9"><text:span text:style-name="T8">10:</text:span><text:span text:style-name="T8">1</text:span></text:p>
          </draw:text-box>
        </draw:frame>
        <draw:g>
          <draw:line draw:style-name="gr12" draw:text-style-name="P2" draw:layer="measurelines" svg:x1="20.819cm" svg:y1="12.636cm" svg:x2="20.819cm" svg:y2="13.21cm">
            <text:p/>
          </draw:line>
          <draw:line draw:style-name="gr12" draw:text-style-name="P2" draw:layer="measurelines" svg:x1="20.058cm" svg:y1="13.215cm" svg:x2="21.578cm" svg:y2="13.215cm">
            <text:p/>
          </draw:line>
          <draw:line draw:style-name="gr12" draw:text-style-name="P2" draw:layer="measurelines" svg:x1="20.059cm" svg:y1="13.792cm" svg:x2="21.579cm" svg:y2="13.792cm">
            <text:p/>
          </draw:line>
          <draw:line draw:style-name="gr12" draw:text-style-name="P2" draw:layer="measurelines" svg:x1="20.819cm" svg:y1="13.789cm" svg:x2="20.819cm" svg:y2="14.363cm">
            <text:p/>
          </draw:line>
        </draw:g>
        <draw:custom-shape draw:style-name="gr8" draw:text-style-name="P6" xml:id="id8" draw:id="id8" draw:layer="layout" svg:width="0.187cm" svg:height="0.206cm" svg:x="0.5cm" svg:y="5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6" xml:id="id6" draw:id="id6" draw:layer="layout" svg:width="0.203cm" svg:height="0.203cm" svg:x="0.5cm" svg:y="1.8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3" draw:text-style-name="P6" xml:id="id7" draw:id="id7" draw:layer="layout" svg:width="1.044cm" svg:height="2.598cm" draw:transform="skewX (0.000698131700797732) rotate (0.00191986217719376) translate (1.553cm 2.702cm)">
          <draw:image xlink:href="Pictures/100002010000009F0000018CA986D69A5F34EE78.png" xlink:type="simple" xlink:show="embed" xlink:actuate="onLoad">
            <text:p/>
          </draw:image>
        </draw:frame>
        <draw:frame draw:style-name="gr14" draw:text-style-name="P6" xml:id="id5" draw:id="id5" draw:layer="layout" svg:width="1.044cm" svg:height="2.598cm" draw:transform="skewX (-0.000698131700797732) rotate (-0.00191986217719389) translate (2.955cm 2.7cm)">
          <draw:image xlink:href="Pictures/100002010000009F0000018CA986D69A5F34EE78.png" xlink:type="simple" xlink:show="embed" xlink:actuate="onLoad">
            <text:p/>
          </draw:image>
        </draw:frame>
        <draw:line draw:style-name="gr15" draw:text-style-name="P11" draw:layer="layout" svg:x1="2.7cm" svg:y1="3cm" svg:x2="2.7cm" svg:y2="5cm">
          <text:p/>
        </draw:line>
        <draw:line draw:style-name="gr15" draw:text-style-name="P11" draw:layer="layout" svg:x1="2.8cm" svg:y1="3cm" svg:x2="2.8cm" svg:y2="5cm">
          <text:p/>
        </draw:line>
        <draw:frame draw:style-name="gr16" draw:text-style-name="P10" draw:layer="layout" svg:width="1.162cm" svg:height="1.319cm" svg:x="0.6cm" svg:y="2.2cm">
          <draw:text-box>
            <text:p text:style-name="P9"><text:span text:style-name="T8">AC </text:span></text:p>
            <text:p text:style-name="P9"><text:span text:style-name="T8">IN</text:span></text:p>
            <text:p text:style-name="P9"><text:span text:style-name="T8">230V</text:span></text:p>
            <text:p text:style-name="P9"><text:span text:style-name="T8">50Hz</text:span></text:p>
          </draw:text-box>
        </draw:frame>
        <draw:custom-shape draw:style-name="gr17" draw:text-style-name="P1" xml:id="id4" draw:id="id4" draw:layer="layout" svg:width="2.1cm" svg:height="4.1cm" svg:x="4.6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3" draw:layer="layout" svg:width="1.683cm" svg:height="0.785cm" svg:x="4.817cm" svg:y="3.6cm">
          <draw:text-box>
            <text:p text:style-name="P12"><text:span text:style-name="T8">Envelope</text:span></text:p>
            <text:p text:style-name="P12"><text:span text:style-name="T8">Detector</text:span></text:p>
          </draw:text-box>
        </draw:frame>
        <draw:custom-shape draw:style-name="gr17" draw:text-style-name="P1" xml:id="id1" draw:id="id1" draw:layer="layout" svg:width="2.1cm" svg:height="4.1cm" svg:x="7.4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3" draw:layer="layout" svg:width="1.725cm" svg:height="0.785cm" svg:x="7.6cm" svg:y="3.6cm">
          <draw:text-box>
            <text:p text:style-name="P12"><text:span text:style-name="T8">V</text:span><text:span text:style-name="T8">o</text:span><text:span text:style-name="T8">l</text:span><text:span text:style-name="T8">t</text:span><text:span text:style-name="T8">a</text:span><text:span text:style-name="T8">g</text:span><text:span text:style-name="T8">e</text:span></text:p>
            <text:p text:style-name="P12"><text:span text:style-name="T8">R</text:span><text:span text:style-name="T8">e</text:span><text:span text:style-name="T8">g</text:span><text:span text:style-name="T8">u</text:span><text:span text:style-name="T8">l</text:span><text:span text:style-name="T8">a</text:span><text:span text:style-name="T8">t</text:span><text:span text:style-name="T8">o</text:span><text:span text:style-name="T8">r</text:span></text:p>
          </draw:text-box>
        </draw:frame>
        <draw:custom-shape draw:style-name="gr8" draw:text-style-name="P6" xml:id="id3" draw:id="id3" draw:layer="layout" svg:width="0.203cm" svg:height="0.203cm" svg:x="10.4cm" svg:y="1.8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6" xml:id="id2" draw:id="id2" draw:layer="layout" svg:width="0.187cm" svg:height="0.206cm" svg:x="10.4cm" svg:y="5.5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10" draw:layer="layout" svg:width="1.099cm" svg:height="1.052cm" svg:x="9.731cm" svg:y="2.201cm">
          <draw:text-box>
            <text:p text:style-name="P9"><text:span text:style-name="T8">DC </text:span></text:p>
            <text:p text:style-name="P9"><text:span text:style-name="T8">OU</text:span><text:span text:style-name="T8">T</text:span></text:p>
            <text:p text:style-name="P9"><text:span text:style-name="T8">12</text:span><text:span text:style-name="T8">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1T19:41:23.800010842</meta:creation-date>
    <dc:date>2021-05-08T17:35:45.868004008</dc:date>
    <meta:editing-duration>PT3H56M54S</meta:editing-duration>
    <meta:editing-cycles>11</meta:editing-cycles>
    <meta:generator>LibreOffice/6.0.7.3$Linux_X86_64 LibreOffice_project/00m0$Build-3</meta:generator>
    <meta:document-statistic meta:object-count="45"/>
  </office:meta>
</office:document-meta>
</file>